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LEGUIA GUTIERREZ, ANTHONY WILFREDO</text:span></text:p>
      <text:p text:style-name="P3"><text:span text:style-name="T6">CANT. TOTAL DE CAJAS: 9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AC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9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ACHACAMAC</text:span></text:p>
      <text:p text:style-name="P6"/>
      <text:p text:style-name="P6">Recojo: <text:span text:style-name="T3">LEGUIA GUTIERREZ, ANTHONY WILFRED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2:04:3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